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5d60a"/>
    </style:style>
    <style:style style:name="T1" style:family="text">
      <style:text-properties officeooo:rsid="0015d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e de test</text:p>
      <text:p text:style-name="P2"><text:span text:style-name="T1">ajout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5-11-09T16:43:21</dc:date>
    <dc:creator>arnaud lengagne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20" meta:non-whitespace-character-count="17"/>
  </office:meta>
</office:document-meta>
</file>